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background-color="#ffffff">
        <style:background-image/>
      </style:paragraph-properties>
      <style:text-properties fo:color="#000000"/>
    </style:style>
    <style:style style:name="P2" style:family="paragraph" style:parent-style-name="Preformatted_20_Text">
      <style:paragraph-properties fo:background-color="#ffffff">
        <style:background-image/>
      </style:paragraph-properties>
    </style:style>
    <style:style style:name="P3" style:family="paragraph" style:parent-style-name="Preformatted_20_Text">
      <style:paragraph-properties fo:background-color="#ffffff">
        <style:background-image/>
      </style:paragraph-properties>
      <style:text-properties fo:color="#000000"/>
    </style:style>
    <style:style style:name="P4" style:family="paragraph" style:parent-style-name="Preformatted_20_Text">
      <style:paragraph-properties fo:background-color="#ffffff">
        <style:background-image/>
      </style:paragraph-properties>
      <style:text-properties fo:color="#000000" fo:background-color="#ffff00"/>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9pt" style:font-size-asian="9pt" style:font-size-complex="9pt"/>
    </style:style>
    <style:style style:name="P7" style:family="paragraph" style:parent-style-name="Standard">
      <style:paragraph-properties>
        <style:tab-stops>
          <style:tab-stop style:position="0.979cm"/>
        </style:tab-stops>
      </style:paragraph-properties>
      <style:text-properties style:font-name="Courier New" fo:font-size="9pt" style:font-size-asian="9pt" style:font-size-complex="9pt"/>
    </style:style>
    <style:style style:name="P8" style:family="paragraph" style:parent-style-name="Standard">
      <style:text-properties fo:color="#008000" style:font-name="Courier New" fo:font-size="10pt" style:font-size-asian="10pt" style:font-size-complex="10pt"/>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color="#ff0000" style:font-name="Courier New" fo:font-size="10pt" style:font-size-asian="10pt" style:font-size-complex="10pt"/>
    </style:style>
    <style:style style:name="P11" style:family="paragraph" style:parent-style-name="Standard">
      <style:text-properties fo:color="#000000" style:font-name="Courier New" fo:font-size="10pt" style:font-size-asian="10pt" style:font-size-complex="10pt"/>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text-properties style:font-name="Courier New" fo:font-size="10pt" fo:background-color="transparent" style:font-size-asian="10pt" style:font-size-complex="10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fo:font-weight="bold"/>
    </style:style>
    <style:style style:name="T2" style:family="text">
      <style:text-properties fo:color="#800000" fo:font-weight="bold" fo:background-color="#ffff00"/>
    </style:style>
    <style:style style:name="T3" style:family="text">
      <style:text-properties fo:color="#808030"/>
    </style:style>
    <style:style style:name="T4" style:family="text">
      <style:text-properties fo:color="#808030" fo:background-color="#ffff00"/>
    </style:style>
    <style:style style:name="T5" style:family="text">
      <style:text-properties fo:color="#e34adc"/>
    </style:style>
    <style:style style:name="T6" style:family="text">
      <style:text-properties fo:color="#008c00"/>
    </style:style>
    <style:style style:name="T7" style:family="text">
      <style:text-properties fo:color="#696969"/>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fo:background-color="#ffcc99" style:font-weight-asian="bold" style:font-weight-complex="bold"/>
    </style:style>
    <style:style style:name="T11" style:family="text">
      <style:text-properties fo:background-color="#ffcc99"/>
    </style:style>
    <style:style style:name="T12" style:family="text">
      <style:text-properties fo:color="#000000"/>
    </style:style>
    <style:style style:name="T13" style:family="text">
      <style:text-properties fo:color="#000000" style:font-name="Courier New" fo:font-size="10pt" fo:font-weight="bold" style:font-size-asian="10pt" style:font-size-complex="10pt"/>
    </style:style>
    <style:style style:name="T14" style:family="text">
      <style:text-properties fo:color="#000000" style:font-name="Courier New" fo:font-size="10pt" style:font-size-asian="10pt" style:font-size-complex="10pt"/>
    </style:style>
    <style:style style:name="T15" style:family="text">
      <style:text-properties fo:color="#000000" fo:background-color="#ffff00"/>
    </style:style>
    <style:style style:name="T16" style:family="text">
      <style:text-properties style:font-name="Courier New" fo:font-size="10pt" style:font-size-asian="10pt" style:font-size-complex="10pt"/>
    </style:style>
    <style:style style:name="T17" style:family="text">
      <style:text-properties fo:background-color="transparent"/>
    </style:style>
    <style:style style:name="T18" style:family="text">
      <style:text-properties fo:color="#008000"/>
    </style:style>
    <style:style style:name="T19" style:family="text">
      <style:text-properties fo:background-color="#ffff00"/>
    </style:style>
    <style:style style:name="T20"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super 58%"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101 Final Exam</text:p>
      <text:p text:style-name="Standard"/>
      <text:p text:style-name="Standard"><text:span text:style-name="T10">Question 1: Pick One</text:span> – Define a procedure, pick_one, that takes three inputs: a Boolean and two other values. If the first input is True, it should return the second input. If the first input is False, it should return the third input. For example, pick_one(True, 37, 'hello') should return 37, and pick_one(False, 37, 'hello') should return 'hello'.</text:p>
      <text:p text:style-name="Standard"/>
      <text:p text:style-name="P5">def pick_one(x,y,z):</text:p>
      <text:p text:style-name="P5"><text:s text:c="4"/>if x: </text:p>
      <text:p text:style-name="P5"><text:s text:c="8"/>return y</text:p>
      <text:p text:style-name="P5"><text:s text:c="4"/>if not x:</text:p>
      <text:p text:style-name="P5"><text:s text:c="8"/>return z<office:annotation><dc:creator>Unknown Author</dc:creator><dc:date>2012-07-13T21:04:24.07</dc:date><text:p text:style-name="P14"><text:span text:style-name="T20">Note – these last two lines could just be “return x,” indented in line w/”if x”; this change doesn't make the execution process any shorter, though</text:span></text:p></office:annotation></text:p>
      <text:p text:style-name="P5"/>
      <text:p text:style-name="P5">print pick_one(True, 37, 'hello')</text:p>
      <text:p text:style-name="P5">#&gt;&gt;&gt; 37</text:p>
      <text:p text:style-name="P5">print pick_one(False, 37, 'hello')</text:p>
      <text:p text:style-name="P5">#&gt;&gt;&gt; hello</text:p>
      <text:p text:style-name="P5">print pick_one(True, 'red pill', 'blue pill')</text:p>
      <text:p text:style-name="P5">#&gt;&gt;&gt; red pill</text:p>
      <text:p text:style-name="P5">print pick_one(False, 'sunny', 'rainy')</text:p>
      <text:p text:style-name="P5">#&gt;&gt;&gt; rainy</text:p>
      <text:p text:style-name="Standard"/>
      <text:p text:style-name="Standard"><text:span text:style-name="T10">Question 2. Triangular Numbers </text:span>– The triangular numbers are the numbers 1, 3, 6, 10, 15, 21, ...</text:p>
      <text:p text:style-name="Standard">They are calculated as follows.</text:p>
      <text:p text:style-name="Standard"/>
      <text:p text:style-name="Standard"># 1</text:p>
      <text:p text:style-name="Standard"># 1 + 2 = 3</text:p>
      <text:p text:style-name="Standard"># 1 + 2 + 3 = 6</text:p>
      <text:p text:style-name="Standard"># 1 + 2 + 3 + 4 = 10</text:p>
      <text:p text:style-name="Standard"># 1 + 2 + 3 + 4 + 5 = 15</text:p>
      <text:p text:style-name="Standard"/>
      <text:p text:style-name="Standard">Write a procedure, triangular, that takes as its input a positive integer n and returns the nth triangular number.</text:p>
      <text:p text:style-name="Standard"/>
      <text:p text:style-name="P5">def triangular(n):</text:p>
      <text:p text:style-name="P5"><text:s text:c="4"/>if n == 1: </text:p>
      <text:p text:style-name="P5"><text:s text:c="8"/>return 1</text:p>
      <text:p text:style-name="P5"><text:s text:c="4"/>else: </text:p>
      <text:p text:style-name="P5"><text:s text:c="8"/>list = range(1,n+1)</text:p>
      <text:p text:style-name="P5"><text:s text:c="8"/>return sum(list[0:])</text:p>
      <text:p text:style-name="P5"/>
      <text:p text:style-name="P5">print triangular(1)</text:p>
      <text:p text:style-name="P5">#&gt;&gt;&gt;1</text:p>
      <text:p text:style-name="P5">print triangular(3)</text:p>
      <text:p text:style-name="P5">#&gt;&gt;&gt; 6</text:p>
      <text:p text:style-name="P5">print triangular(10)</text:p>
      <text:p text:style-name="P5">#&gt;&gt;&gt; 55</text:p>
      <text:p text:style-name="P5"/>
      <text:p text:style-name="Standard"><text:span text:style-name="T10">Question 3: Linear Time</text:span> – For the procedures below, check the procedures whose running time scales linearly with the length of the input in the worst case. You may assume the elements in input_list are fairly small numbers.</text:p>
      <text:p text:style-name="Standard"/>
      <text:p text:style-name="P4"><text:span text:style-name="T1">def</text:span> proc1<text:span text:style-name="T3">(</text:span>input_list<text:span text:style-name="T3">):</text:span></text:p>
      <text:p text:style-name="P3"><text:s text:c="4"/>maximum <text:span text:style-name="T3">=</text:span> <text:span text:style-name="T5">None</text:span></text:p>
      <text:p text:style-name="P3"><text:s text:c="4"/><text:span text:style-name="T1">for</text:span> element <text:span text:style-name="T1">in</text:span> input_list <text:span text:style-name="T3">:</text:span></text:p>
      <text:p text:style-name="P3"><text:s text:c="8"/><text:span text:style-name="T1">if</text:span> maximum <text:span text:style-name="T3">&lt;</text:span> element<text:span text:style-name="T3">:</text:span><text:span text:style-name="T3"><office:annotation><dc:creator>Unknown Author</dc:creator><dc:date>2012-07-13T09:51:21.07</dc:date><text:p text:style-name="P14"><text:span text:style-name="T20">The number of times this loop is executed depends on the number of elements – twice the number of elements = 2x as many executions</text:span></text:p></office:annotation></text:span></text:p>
      <text:p text:style-name="P3"><text:s text:c="12"/>maximum <text:span text:style-name="T3">=</text:span> element</text:p>
      <text:p text:style-name="P1"><text:s text:c="4"/><text:span text:style-name="T1">return</text:span> maximum</text:p>
      <text:p text:style-name="P3"><text:soft-page-break/><text:span text:style-name="T2">def</text:span><text:span text:style-name="T19"> proc2</text:span><text:span text:style-name="T4">(</text:span><text:span text:style-name="T19">input_list</text:span><text:span text:style-name="T4">)</text:span><text:span text:style-name="T3">:</text:span></text:p>
      <text:p text:style-name="P3"><text:s text:c="4"/>sum <text:span text:style-name="T3">=</text:span> <text:span text:style-name="T6">0</text:span></text:p>
      <text:p text:style-name="P3"><text:s text:c="4"/><text:span text:style-name="T1">while</text:span> <text:span text:style-name="T5">len</text:span><text:span text:style-name="T3">(</text:span>input_list<text:span text:style-name="T3">)</text:span> <text:span text:style-name="T3">&gt;</text:span> <text:span text:style-name="T6">0</text:span><text:span text:style-name="T3">:</text:span></text:p>
      <text:p text:style-name="P3"><text:s text:c="8"/>sum <text:span text:style-name="T3">=</text:span> sum <text:span text:style-name="T3">+</text:span> input_list<text:span text:style-name="T3">[</text:span><text:span text:style-name="T6">0</text:span><text:span text:style-name="T3">]</text:span><text:span text:style-name="T3"><office:annotation><dc:creator>Unknown Author</dc:creator><dc:date>2012-07-13T09:53:48.07</dc:date><text:p text:style-name="P14"><text:span text:style-name="T20">Sets sum equal to sum + first element in the input list</text:span></text:p></office:annotation></text:span> <text:s text:c="2"/><text:span text:style-name="T7"># Assume input_list[0] is constant time</text:span></text:p>
      <text:p text:style-name="P3"><text:s text:c="8"/>input_list <text:span text:style-name="T3">=</text:span> input_list<text:span text:style-name="T3">[</text:span><text:span text:style-name="T6">1</text:span><text:span text:style-name="T3">:]</text:span><text:span text:style-name="T3"><office:annotation><dc:creator>Unknown Author</dc:creator><dc:date>2012-07-13T09:54:19.09</dc:date><text:p text:style-name="P14"><text:span text:style-name="T20">Shortens the input list by 1 member (removing the former 0</text:span><text:span text:style-name="T21">th</text:span><text:span text:style-name="T20"> place element), “exposing” a new number to be added to sum on the next execution of the loop, and shortening len(input_list) by 1</text:span></text:p></office:annotation></text:span> <text:s/><text:span text:style-name="T7"># Assume input_list[1:] is constant time</text:span></text:p>
      <text:p text:style-name="P1"><text:s text:c="4"/><text:span text:style-name="T1">return</text:span> sum</text:p>
      <text:p text:style-name="Standard"><text:span text:style-name="T12"><text:tab/></text:span><text:span text:style-name="T16">&gt;&gt; For example, proc2([2,3,5])</text:span></text:p>
      <text:p text:style-name="P5"><text:tab/><text:tab/>Loop 1: sum = 0</text:p>
      <text:p text:style-name="P5"><text:tab/><text:tab/><text:tab/> <text:s/>len(input_list) = 3</text:p>
      <text:p text:style-name="P5"><text:tab/><text:tab/><text:tab/> <text:s/>sum = 0 + 2 #2</text:p>
      <text:p text:style-name="P5"><text:tab/><text:tab/><text:tab/> <text:s/>input_list = [3,5]</text:p>
      <text:p text:style-name="P5"><text:tab/><text:tab/>Loop 2: sum = 2</text:p>
      <text:p text:style-name="P5"><text:s text:c="20"/>len(input_list) = 2</text:p>
      <text:p text:style-name="P5"><text:tab/><text:tab/><text:tab/> <text:s/>sum = 2 + 3 #5</text:p>
      <text:p text:style-name="P5"><text:tab/><text:tab/><text:tab/> <text:s/>input_list = [5]</text:p>
      <text:p text:style-name="P5"><text:tab/><text:tab/>Loop 3: sum = 5</text:p>
      <text:p text:style-name="P5"><text:s text:c="20"/>len(input_list) = 1</text:p>
      <text:p text:style-name="P5"><text:s text:c="20"/>sum = 5 + 5 #10</text:p>
      <text:p text:style-name="P5"><text:s text:c="20"/>input_list = []</text:p>
      <text:p text:style-name="P5"><text:tab/><text:tab/>Loop 4: sum = 10</text:p>
      <text:p text:style-name="P5"><text:tab/><text:tab/><text:tab/> <text:s/>len(input_list) = 0</text:p>
      <text:p text:style-name="P5"><text:s text:c="20"/>return sum</text:p>
      <text:p text:style-name="P5"><text:tab/><text:tab/></text:p>
      <text:p text:style-name="P3"><text:span text:style-name="T1">def</text:span> proc3<text:span text:style-name="T3">(</text:span>input_list<text:span text:style-name="T3">):</text:span><text:span text:style-name="T3"><office:annotation><dc:creator>Unknown Author</dc:creator><dc:date>2012-07-13T10:04:08.09</dc:date><text:p text:style-name="P14"><text:span text:style-name="T20">Identifies duplicates in the list</text:span></text:p></office:annotation></text:span></text:p>
      <text:p text:style-name="P3"><text:s text:c="4"/><text:span text:style-name="T1">for</text:span> i <text:span text:style-name="T1">in</text:span> <text:span text:style-name="T5">range</text:span><text:span text:style-name="T3">(</text:span><text:span text:style-name="T6">0</text:span><text:span text:style-name="T3">,</text:span> <text:span text:style-name="T5">len</text:span><text:span text:style-name="T3">(</text:span>input_list<text:span text:style-name="T3">)):</text:span></text:p>
      <text:p text:style-name="P3"><text:s text:c="8"/><text:span text:style-name="T1">for</text:span> j <text:span text:style-name="T1">in</text:span> <text:span text:style-name="T5">range</text:span><text:span text:style-name="T3">(</text:span><text:span text:style-name="T6">0</text:span><text:span text:style-name="T3">,</text:span> <text:span text:style-name="T5">len</text:span><text:span text:style-name="T3">(</text:span>input_list<text:span text:style-name="T3">)):</text:span><text:span text:style-name="T3"><office:annotation><dc:creator>Unknown Author</dc:creator><dc:date>2012-07-13T10:05:25.09</dc:date><text:p text:style-name="P14"><text:span text:style-name="T20">These two “for” loops mean that 2x the elements in the list will take 4x as long to examine</text:span></text:p></office:annotation></text:span></text:p>
      <text:p text:style-name="P3"><text:s text:c="12"/><text:span text:style-name="T1">if</text:span> input_list<text:span text:style-name="T3">[</text:span>i<text:span text:style-name="T3">]</text:span> <text:span text:style-name="T3">==</text:span> input_list<text:span text:style-name="T3">[</text:span>j<text:span text:style-name="T3">]</text:span> <text:span text:style-name="T1">and</text:span> i <text:span text:style-name="T3">!=</text:span> j<text:span text:style-name="T3">:</text:span></text:p>
      <text:p text:style-name="P3"><text:s text:c="16"/><text:span text:style-name="T1">return</text:span> <text:span text:style-name="T5">False</text:span></text:p>
      <text:p text:style-name="P1"><text:s text:c="4"/><text:span text:style-name="T1">return</text:span> <text:span text:style-name="T5">True</text:span></text:p>
      <text:p text:style-name="Standard"><text:span text:style-name="T10">Question 4: Remove Tags</text:span><text:span text:style-name="T17"> </text:span>– When we add our words to the index, we don't really want to include</text:p>
      <text:p text:style-name="Standard">html tags such as &lt;body&gt;, &lt;head&gt;, &lt;table&gt;, &lt;a href="..."&gt; and so on. Write a procedure, remove_tags, that takes as input a string and returns a list of words, in order, with the tags removed. Tags are defined to be strings surrounded by &lt; &gt;. Words are separated by whitespace or tags. You may assume the input does not include any unclosed tags, that is, there will be no '&lt;' without a following '&gt;'.</text:p>
      <text:p text:style-name="Standard"/>
      <text:p text:style-name="P5">def remove_tags(string):</text:p>
      <text:p text:style-name="P5"><text:s text:c="4"/><text:span text:style-name="T12">content = []</text:span></text:p>
      <text:p text:style-name="P10"><text:s text:c="4"/>if '&lt;' not in string: </text:p>
      <text:p text:style-name="P10"><text:s text:c="8"/>content.append(string)</text:p>
      <text:p text:style-name="P10"><text:s text:c="8"/>content = content[0].split()<office:annotation><dc:creator>Unknown Author</dc:creator><dc:date>2012-07-13T20:26:11.09</dc:date><text:p text:style-name="P14"><text:span text:style-name="T20">All code in red is actually unnecessary – the while loop can do this job, because if it's not tripped, just go straight to content.append(string)</text:span></text:p></office:annotation></text:p>
      <text:p text:style-name="P10"><text:s text:c="8"/>return content</text:p>
      <text:p text:style-name="P10"><text:s text:c="4"/>else: #if '&lt;' in string</text:p>
      <text:p text:style-name="P5"><text:s text:c="8"/>while '&lt;' in string: </text:p>
      <text:p text:style-name="P5"><text:s text:c="12"/>start = string.find('&lt;')</text:p>
      <text:p text:style-name="P5"><text:s text:c="12"/>stop = string.find('&gt;', start)+1</text:p>
      <text:p text:style-name="P5"><text:s text:c="12"/>string = string[:start] + ' ' + string[stop:]</text:p>
      <text:p text:style-name="P5"><text:s text:c="8"/>content.append(string)</text:p>
      <text:p text:style-name="P5"><text:s text:c="8"/>content = content[0].split()</text:p>
      <text:p text:style-name="P5"><text:s text:c="8"/>return content</text:p>
      <text:p text:style-name="P5"/>
      <text:p text:style-name="P5">#print remove_tags('''&lt;h1&gt;Title&lt;/h1&gt;&lt;p&gt;This is a</text:p>
      <text:p text:style-name="P5"># <text:s text:c="19"/>&lt;a href="http://www.udacity.com"&gt;link&lt;/a&gt;.&lt;p&gt;''')</text:p>
      <text:p text:style-name="P5">#&gt;&gt;&gt; ['Title','This','is','a','link','.']</text:p>
      <text:p text:style-name="P5">print remove_tags('''&lt;table cellpadding='3'&gt;</text:p>
      <text:p text:style-name="P5"><text:s text:c="21"/>&lt;tr&gt;&lt;td&gt;Hello&lt;/td&gt;&lt;td&gt;World!&lt;/td&gt;&lt;/tr&gt;</text:p>
      <text:p text:style-name="P5"><text:s text:c="21"/>&lt;/table&gt;''')</text:p>
      <text:p text:style-name="P5">#&gt;&gt;&gt; ['Hello','World!']</text:p>
      <text:p text:style-name="P5">print remove_tags("&lt;hello&gt;&lt;goodbye&gt;")</text:p>
      <text:p text:style-name="P5"><text:soft-page-break/>#&gt;&gt;&gt; []</text:p>
      <text:p text:style-name="P5"/>
      <text:p text:style-name="Standard"><text:span text:style-name="T10">Question 5: Date Converter</text:span><text:span text:style-name="T11"> </text:span>– Write a procedure date_converter which takes two inputs. The first is a dictionary and the second a string. The string is a valid date in the format month/day/year. The procedure should return the date written in the form &lt;day&gt; &lt;name of month&gt; &lt;year&gt;. For example , if the dictionary is in English,</text:p>
      <text:p text:style-name="P6"/>
      <text:p text:style-name="P5">english = {1:"January", 2:"February", 3:"March", 4:"April", 5:"May", </text:p>
      <text:p text:style-name="P5">6:"June", 7:"July", 8:"August", 9:"September",10:"October", </text:p>
      <text:p text:style-name="P5">11:"November", 12:"December"}</text:p>
      <text:p text:style-name="Standard"/>
      <text:p text:style-name="Standard">then <text:s/>"5/11/2012" should be converted to "11 May 2012". <text:s/>If the dictionary is in Swedish</text:p>
      <text:p text:style-name="P5"/>
      <text:p text:style-name="P5">swedish = {1:"januari", 2:"februari", 3:"mars", 4:"april", 5:"maj", </text:p>
      <text:p text:style-name="P5">6:"juni", 7:"juli", 8:"augusti", 9:"september",10:"oktober", </text:p>
      <text:p text:style-name="P5">11:"november", 12:"december"}</text:p>
      <text:p text:style-name="Standard"/>
      <text:p text:style-name="Standard">then "5/11/2012" should be converted to "11 maj 2012". Hint: int('12') converts the string '12' to the integer 12.</text:p>
      <text:p text:style-name="Standard"/>
      <text:p text:style-name="P5">def split_string(string, splitchar):<office:annotation><dc:creator>Unknown Author</dc:creator><dc:date>2012-07-13T16:20:23.09</dc:date><text:p text:style-name="P14"><text:span text:style-name="T20">This procedure (the better_split from problem set 4) <text:s/>is called in date_converter, below – it's used to divide “month/day/year” into usable numbers.</text:span></text:p></office:annotation></text:p>
      <text:p text:style-name="P5"><text:s text:c="4"/>output = []</text:p>
      <text:p text:style-name="P5"><text:s text:c="4"/>atsplit = True</text:p>
      <text:p text:style-name="P5"><text:s text:c="4"/>for char in string: </text:p>
      <text:p text:style-name="P5"><text:s text:c="8"/>if char == splitchar:</text:p>
      <text:p text:style-name="P5"><text:s text:c="12"/>atsplit = True</text:p>
      <text:p text:style-name="P5"><text:s text:c="8"/>else: </text:p>
      <text:p text:style-name="P5"><text:s text:c="12"/>if atsplit: </text:p>
      <text:p text:style-name="P5"><text:s text:c="16"/>output.append(char)</text:p>
      <text:p text:style-name="P5"><text:s text:c="16"/>atsplit = False</text:p>
      <text:p text:style-name="P5"><text:s text:c="12"/>else: </text:p>
      <text:p text:style-name="P5"><text:s text:c="16"/>output[-1] = output[-1] + char</text:p>
      <text:p text:style-name="P5"><text:s text:c="4"/>return output</text:p>
      <text:p text:style-name="P5"/>
      <text:p text:style-name="P5">def date_converter(dictionary, datestring):</text:p>
      <text:p text:style-name="P5"><text:s text:c="4"/>date_list = split_string(datestring, '/')</text:p>
      <text:p text:style-name="P5"><text:s text:c="4"/>month = dictionary[int(date_list[0])]</text:p>
      <text:p text:style-name="P5"><text:s text:c="4"/>day = date_list[1]</text:p>
      <text:p text:style-name="P5"><text:s text:c="4"/>year = date_list[2]</text:p>
      <text:p text:style-name="P5"><text:s text:c="4"/>output = day +' '+ <text:s/>month + ' '+ year</text:p>
      <text:p text:style-name="P5"><text:s text:c="4"/>return output</text:p>
      <text:p text:style-name="P5"><text:tab/><text:tab/><text:span text:style-name="T18"># the above could be just: </text:span></text:p>
      <text:p text:style-name="P8"><text:tab/><text:tab/>#</text:p>
      <text:p text:style-name="P8"><text:tab/><text:tab/>#<text:tab/>def date_converter(dictionary, datestring):</text:p>
      <text:p text:style-name="P8"><text:s text:c="4"/><text:tab/><text:tab/>#<text:tab/><text:tab/>date_list = split_string(datestring, '/')</text:p>
      <text:p text:style-name="P8"><text:s text:c="4"/><text:tab/><text:tab/>#<text:tab/><text:tab/>return date_list[1] + ' ' + <text:tab/><text:tab/><text:tab/><text:tab/><text:tab/><text:tab/><text:tab/>#<text:tab/><text:tab/>dictionary[int(date_list[0])] + ' ' + date_list[2]</text:p>
      <text:p text:style-name="P8"><text:tab/><text:tab/>#</text:p>
      <text:p text:style-name="P8"><text:tab/><text:tab/># but this change only saves 3 steps</text:p>
      <text:p text:style-name="P5"><text:s text:c="3"/></text:p>
      <text:p text:style-name="P5"><text:tab/></text:p>
      <text:p text:style-name="P6">print date_converter(english, '5/11/2012')</text:p>
      <text:p text:style-name="P7">#&gt;&gt;&gt; 11 May 2012</text:p>
      <text:p text:style-name="P7">print date_converter(english, '5/11/12')</text:p>
      <text:p text:style-name="P7">#&gt;&gt;&gt; 11 May 12</text:p>
      <text:p text:style-name="P7">print date_converter(swedish, '5/11/2012')</text:p>
      <text:p text:style-name="P7">#&gt;&gt;&gt; 11 maj 2012</text:p>
      <text:p text:style-name="P7">print date_converter(swedish, '12/5/1791')</text:p>
      <text:p text:style-name="P7">#&gt;&gt;&gt; 5 december 1791</text:p>
      <text:p text:style-name="P7"/>
      <text:p text:style-name="Standard"><text:span text:style-name="T10">Question 6: Termination</text:span><text:span text:style-name="T11"> </text:span>– For each of the procedures defined below, check the box if the procedure always terminates for all inputs that are natural numbers (1,2,3...).</text:p>
      <text:p text:style-name="P2"><text:soft-page-break/><text:span text:style-name="T2">def</text:span><text:span text:style-name="T15"> proc1</text:span><text:span text:style-name="T4">(</text:span><text:span text:style-name="T15">n</text:span><text:span text:style-name="T4">):</text:span></text:p>
      <text:p text:style-name="P3"><text:s text:c="4"/><text:span text:style-name="T1">while</text:span> <text:span text:style-name="T5">True</text:span><text:span text:style-name="T3">:</text:span></text:p>
      <text:p text:style-name="P3"><text:s text:c="8"/>n <text:span text:style-name="T3">=</text:span> n <text:span text:style-name="T3">-</text:span> <text:span text:style-name="T6">1</text:span><text:span text:style-name="T6"><office:annotation><dc:creator>Unknown Author</dc:creator><dc:date>2012-07-13T14:29:19.11</dc:date><text:p text:style-name="P14"><text:span text:style-name="T20">This step decreases n by 1 each time through the while loop, so n will eventually == 0 and trigger the break, returning 3</text:span></text:p></office:annotation></text:span></text:p>
      <text:p text:style-name="P3"><text:s text:c="8"/><text:span text:style-name="T1">if</text:span> n <text:span text:style-name="T3">==</text:span> <text:span text:style-name="T6">0</text:span><text:span text:style-name="T3">:</text:span></text:p>
      <text:p text:style-name="P3"><text:s text:c="12"/><text:span text:style-name="T1">break</text:span></text:p>
      <text:p text:style-name="P1"><text:s text:c="4"/><text:span text:style-name="T1">return</text:span> <text:span text:style-name="T6">3</text:span></text:p>
      <text:p text:style-name="P3"><text:span text:style-name="T1">def</text:span> proc2<text:span text:style-name="T3">(</text:span>n<text:span text:style-name="T3">):</text:span></text:p>
      <text:p text:style-name="P3"><text:s text:c="4"/><text:span text:style-name="T1">if</text:span> n <text:span text:style-name="T3">==</text:span> <text:span text:style-name="T6">0</text:span><text:span text:style-name="T3">:</text:span><text:span text:style-name="T3"><office:annotation><dc:creator>Unknown Author</dc:creator><dc:date>2012-07-13T13:59:16.11</dc:date><text:p text:style-name="P14"><text:span text:style-name="T20">If n is odd, this misses the base case and the recursion just carries on through negative numbers</text:span></text:p></office:annotation></text:span></text:p>
      <text:p text:style-name="P3"><text:s text:c="8"/><text:span text:style-name="T1">return</text:span> n</text:p>
      <text:p text:style-name="P1"><text:s text:c="4"/><text:span text:style-name="T1">return</text:span> <text:span text:style-name="T6">1</text:span> <text:span text:style-name="T3">+</text:span> proc2<text:span text:style-name="T3">(</text:span>n<text:span text:style-name="T3">-</text:span><text:span text:style-name="T6">2</text:span><text:span text:style-name="T3">)</text:span></text:p>
      <text:p text:style-name="P3"><text:span text:style-name="T2">def</text:span><text:span text:style-name="T19"> proc3</text:span><text:span text:style-name="T4">(</text:span><text:span text:style-name="T19">n</text:span><text:span text:style-name="T4">)</text:span><text:span text:style-name="T3">:</text:span></text:p>
      <text:p text:style-name="P3"><text:s text:c="4"/><text:span text:style-name="T1">if</text:span> n <text:span text:style-name="T3">&lt;=</text:span><text:span text:style-name="T6">3</text:span><text:span text:style-name="T3">:</text:span></text:p>
      <text:p text:style-name="P3"><text:s text:c="8"/><text:span text:style-name="T1">return</text:span> <text:span text:style-name="T6">1</text:span></text:p>
      <text:p text:style-name="Standard"><text:span text:style-name="T12"><text:s text:c="8"/></text:span><text:span text:style-name="T13">return</text:span><text:span text:style-name="T14"> proc3(n-1) + proc3(n-2) + proc3(n-3)</text:span></text:p>
      <text:p text:style-name="P11"><text:tab/><text:tab/>** Example – proc3(5)</text:p>
      <text:p text:style-name="P11"><text:tab/><text:tab/><text:tab/>&gt; proc3(5) returns proc3(4) + proc3(3) + proc3(2)</text:p>
      <text:p text:style-name="P11"><text:tab/><text:tab/><text:tab/>&gt; trying to resolve this, we call proc3(4), which returns <text:tab/><text:tab/><text:tab/><text:tab/><text:tab/>proc3(3) + proc3(2) + proc3(1)</text:p>
      <text:p text:style-name="P11"><text:tab/><text:tab/><text:tab/>&gt; trying to resolve this, we call proc3(3)</text:p>
      <text:p text:style-name="P11"><text:tab/><text:tab/><text:tab/>&gt; here, n &lt;= 3, so return 1</text:p>
      <text:p text:style-name="P11"><text:tab/><text:tab/><text:tab/>&gt; thus 1 + proc3(2) + proc3(1) – in both the remaining calls <text:tab/><text:tab/><text:tab/><text:tab/>to proc3 on this line, n &lt;=3, so thus 1 + 1 + 1, or 3 – <text:tab/><text:tab/><text:tab/><text:tab/>this value gets handed back as the <text:tab/>result of proc3(4) – <text:tab/><text:tab/><text:tab/><text:tab/>i.e., proc3(4) = 3 + proc3(3) + proc3(2)</text:p>
      <text:p text:style-name="P11"><text:tab/><text:tab/><text:tab/>&gt; in both the remaining calls to proc3 on this line n&lt;=3, so <text:tab/><text:tab/><text:tab/><text:tab/>this is 3 + 1 + 1, or 5</text:p>
      <text:p text:style-name="Standard"><text:tab/></text:p>
      <text:p text:style-name="Standard"><text:span text:style-name="T10">Question 7: Find and Replace</text:span><text:span text:style-name="T9"> </text:span>– For this question you need to define two procedures:</text:p>
      <text:p text:style-name="Standard"><text:tab/>1) <text:s/>make_converter(match, replacement) – Takes as input two strings and returns a <text:tab/><text:tab/><text:tab/>converter. It doesn't have to make a specific type of thing. It can <text:s/>return anything you <text:tab/><text:tab/>would find useful in apply_converter.</text:p>
      <text:p text:style-name="Standard"><text:tab/>2) apply_converter(converter, string) – Takes as input a converter (produced by <text:tab/><text:tab/><text:tab/><text:tab/>make_converter), and <text:s/>a string, and returns the result of applying the converter to the <text:tab/><text:tab/>input string. This replaces all occurrences of the match used to build the converter, <text:tab/><text:tab/>with the replacement. <text:s/>It keeps doing <text:s/>replacements until there are no more <text:tab/><text:tab/><text:tab/>opportunities for replacements.</text:p>
      <text:p text:style-name="Standard"/>
      <text:p text:style-name="P5">def make_converter(match, replacement):</text:p>
      <text:p text:style-name="P5"><text:s text:c="4"/>return [match, replacement]</text:p>
      <text:p text:style-name="P5"/>
      <text:p text:style-name="P5">def apply_converter(converter, string):</text:p>
      <text:p text:style-name="P5"><text:s text:c="4"/>match = converter[0]</text:p>
      <text:p text:style-name="P5"><text:s text:c="4"/>replacement = converter[1]</text:p>
      <text:p text:style-name="P5"><text:s text:c="4"/>if match not in string: </text:p>
      <text:p text:style-name="P5"><text:s text:c="8"/>return string</text:p>
      <text:p text:style-name="P5"><text:s text:c="4"/>start_string = string[:string.find(match)]</text:p>
      <text:p text:style-name="P5"><text:s text:c="4"/>length = len(match)</text:p>
      <text:p text:style-name="P5"><text:s text:c="4"/>end_string = string[string.find(match) + length:]</text:p>
      <text:p text:style-name="P5"><text:s text:c="4"/>return apply_converter(converter, start_string + replacement + end_string)</text:p>
      <text:p text:style-name="P5"><text:s text:c="4"/></text:p>
      <text:p text:style-name="P5"/>
      <text:p text:style-name="Standard">For example,</text:p>
      <text:p text:style-name="Standard"/>
      <text:p text:style-name="P5">c1 = make_converter('aa', 'a')</text:p>
      <text:p text:style-name="P5">print apply_converter(c1, 'aaaa')</text:p>
      <text:p text:style-name="P5">#&gt;&gt;&gt; a</text:p>
      <text:p text:style-name="P5"/>
      <text:p text:style-name="P5">c = make_converter('aba', 'b')</text:p>
      <text:p text:style-name="P5"><text:soft-page-break/>print apply_converter(c, 'aaaaaabaaaaa')</text:p>
      <text:p text:style-name="P5">#&gt;&gt;&gt; ab</text:p>
      <text:p text:style-name="P5"/>
      <text:p text:style-name="Standard">Note that this process is not guaranteed to terminate for all inputs (for example, apply_converter(make_converter('a', 'aa'), 'a') would <text:s/>run forever).</text:p>
      <text:p text:style-name="Standard"/>
      <text:p text:style-name="P5">def identify_match(string, match, replace):<office:annotation><dc:creator>Unknown Author</dc:creator><dc:date>2012-07-14T23:17:57.11</dc:date><text:p text:style-name="P14"><text:span text:style-name="T20">This code gives exactly the correct answers for all types of input, but requires three arguments</text:span></text:p></office:annotation></text:p>
      <text:p text:style-name="P5"><text:s text:c="4"/>if match not in string: </text:p>
      <text:p text:style-name="P5"><text:s text:c="8"/>return string</text:p>
      <text:p text:style-name="P5"><text:s text:c="4"/>start_string = string[:string.find(match)]</text:p>
      <text:p text:style-name="P5"><text:s text:c="4"/>length = len(match)</text:p>
      <text:p text:style-name="P5"><text:s text:c="4"/>end_string = string[string.find(match) + length:]</text:p>
      <text:p text:style-name="P5"><text:s text:c="4"/>return identify_match(start_string + replace + end_string, match, replace) </text:p>
      <text:p text:style-name="P5"/>
      <text:p text:style-name="P5">def convert(match, replacement, string):<office:annotation><dc:creator>Unknown Author</dc:creator><dc:date>2012-07-14T11:33:33.12</dc:date><text:p text:style-name="P14"><text:span text:style-name="T20">This code can do this for three inputs – it collapses the two procedures above into one process &amp; uses the replace function</text:span></text:p></office:annotation></text:p>
      <text:p text:style-name="P5"><text:s text:c="4"/>while match in string: </text:p>
      <text:p text:style-name="P5"><text:s text:c="8"/>string = string.replace(match,replacement)</text:p>
      <text:p text:style-name="P5"><text:s text:c="4"/>return string</text:p>
      <text:p text:style-name="P5"/>
      <text:p text:style-name="P5"/>
      <text:p text:style-name="Standard"><text:span text:style-name="T10">Question 8: Longest Repetition </text:span>– Define a procedure, longest_repetition, that takes as input a </text:p>
      <text:p text:style-name="Standard">list, and returns the element in the list that has the most <text:span text:style-name="T8">consecutive</text:span> repetitions. If there are multiple elements that have the same number of longest repetitions, the result should be the one that appears first. If the input list is empty, it should return None.</text:p>
      <text:p text:style-name="Standard"/>
      <text:p text:style-name="P5">def longest_repetition(list):</text:p>
      <text:p text:style-name="P5"><text:s text:c="4"/>best_count = 0</text:p>
      <text:p text:style-name="P5"><text:s text:c="4"/>best_counted = None</text:p>
      <text:p text:style-name="P5"><text:s text:c="4"/>counter = 1</text:p>
      <text:p text:style-name="P5"><text:s text:c="4"/>p = 0</text:p>
      <text:p text:style-name="P5"><text:s text:c="4"/>comparison = ''</text:p>
      <text:p text:style-name="P5"><text:s text:c="4"/>for item in list: </text:p>
      <text:p text:style-name="P5"><text:s text:c="7"/></text:p>
      <text:p text:style-name="P5"><text:s text:c="8"/>if item == comparison:</text:p>
      <text:p text:style-name="P5"><text:s text:c="12"/>counter = counter + 1</text:p>
      <text:p text:style-name="P5"><text:s text:c="8"/>else: <text:s/></text:p>
      <text:p text:style-name="P5"><text:s text:c="12"/>counter = 1</text:p>
      <text:p text:style-name="P5"><text:s text:c="8"/>if counter &gt; best_count: </text:p>
      <text:p text:style-name="P5"><text:s text:c="13"/>best_count = counter</text:p>
      <text:p text:style-name="P5"><text:s text:c="13"/>best_counted = list[p]</text:p>
      <text:p text:style-name="P5"><text:s text:c="8"/>comparison = list[p] </text:p>
      <text:p text:style-name="P5"><text:s text:c="8"/>if p &lt;len(list):</text:p>
      <text:p text:style-name="P5"><text:s text:c="12"/>p = p + 1</text:p>
      <text:p text:style-name="P5"><text:s text:c="4"/>return best_counted</text:p>
      <text:p text:style-name="P5"/>
      <text:p text:style-name="P5">#For example,</text:p>
      <text:p text:style-name="P5">print longest_repetition([1, 2, 2, 3, 3, 3, 2, 2, 1])</text:p>
      <text:p text:style-name="P5"># 3</text:p>
      <text:p text:style-name="P5">print longest_repetition(['a', 'b', 'b', 'b', 'c', 'd', 'd', 'd'])</text:p>
      <text:p text:style-name="P5"># b</text:p>
      <text:p text:style-name="P5">print longest_repetition([1,2,3,4,5])</text:p>
      <text:p text:style-name="P5"># 1</text:p>
      <text:p text:style-name="P5">print longest_repetition([])</text:p>
      <text:p text:style-name="P5"># None</text:p>
      <text:p text:style-name="Standard"/>
      <text:p text:style-name="Standard"><text:span text:style-name="T9">Question 9: Deep Reverse</text:span> – Define a procedure, deep_reverse, that takes as input a list, and returns a new list that is the deep reverse of the input list. This means it reverses all the elements in the list, and if any of those elements are lists themselves, reverses all the elements in the inner list, all the way down. Note: The procedure must not change the input list. The procedure is_list below is from Homework 6. It returns True if p is a list and False if it is not.</text:p>
      <text:p text:style-name="Standard"><text:soft-page-break/></text:p>
      <text:p text:style-name="P5">def is_list(p):</text:p>
      <text:p text:style-name="P5"><text:s text:c="4"/>return isinstance(p, list)</text:p>
      <text:p text:style-name="P5"/>
      <text:p text:style-name="P5">def deep_reverse(list):</text:p>
      <text:p text:style-name="P5"><text:s text:c="4"/>rev_list = []</text:p>
      <text:p text:style-name="P5"><text:s text:c="4"/>list_element_place = len(list)-1</text:p>
      <text:p text:style-name="P5"><text:s text:c="4"/>while list_element_place &gt; -1:</text:p>
      <text:p text:style-name="P5"><text:s text:c="8"/>if is_list(list[list_element_place]):</text:p>
      <text:p text:style-name="P5"><text:s text:c="12"/>rev_list.append(deep_reverse(list[list_element_place]))</text:p>
      <text:p text:style-name="P5"><text:s text:c="8"/>else:</text:p>
      <text:p text:style-name="P5"><text:s text:c="12"/>rev_list.append(list[list_element_place])</text:p>
      <text:p text:style-name="P5"><text:s text:c="8"/>list_element_place = list_element_place -1</text:p>
      <text:p text:style-name="P5"><text:s text:c="4"/>return rev_list</text:p>
      <text:p text:style-name="P5"/>
      <text:p text:style-name="P5">#For example,</text:p>
      <text:p text:style-name="P5"/>
      <text:p text:style-name="P5">p = [1, [2, 3, [4, [5, 6]]]]</text:p>
      <text:p text:style-name="P5">print deep_reverse(p)</text:p>
      <text:p text:style-name="P5">#&gt;&gt;&gt; [[[[6, 5], 4], 3, 2], 1]</text:p>
      <text:p text:style-name="P5">print p</text:p>
      <text:p text:style-name="P5">#&gt;&gt;&gt; [1, [2, 3, [4, [5, 6]]]]</text:p>
      <text:p text:style-name="P5"/>
      <text:p text:style-name="P5">q = <text:s/>[1, [2,3], 4, [5,6]]</text:p>
      <text:p text:style-name="P5">print deep_reverse(q)</text:p>
      <text:p text:style-name="P5">#&gt;&gt;&gt; [ [6,5], 4, [3, 2], 1]</text:p>
      <text:p text:style-name="P5">print q</text:p>
      <text:p text:style-name="P5">#&gt;&gt;&gt; [1, [2,3], 4, [5,6]]</text:p>
      <text:p text:style-name="P5"/>
      <text:p text:style-name="P5">Walk-through for q ,above: </text:p>
      <text:p text:style-name="P5">1. call deep_reverse([1, [2,3], 4, [5,6]])</text:p>
      <text:p text:style-name="P5">2. rev_list = []</text:p>
      <text:p text:style-name="P5">3. l_e_p = 4 -1 = 3</text:p>
      <text:p text:style-name="P5">4. 3 &gt; -1, so while loop executes</text:p>
      <text:p text:style-name="P5">5. list[3] = [5,6] IS A LIST</text:p>
      <text:p text:style-name="P5">6. so rev_list.append(deep_reverse([5,6])</text:p>
      <text:p text:style-name="P5">7. call deep_reverse([5,6]</text:p>
      <text:p text:style-name="P5">8. rev_list = [], defined for this level</text:p>
      <text:p text:style-name="P5">9. l_e_p = 2 – 1 = 1</text:p>
      <text:p text:style-name="P5">10. 1 &gt; -1, so while loop executes</text:p>
      <text:p text:style-name="P5">11. list[1] = 6 NOT A LIST</text:p>
      <text:p text:style-name="P5">12. so rev_list.append(6) – rev_list now = [6]</text:p>
      <text:p text:style-name="P5">13. l_e_p = l_e_p_ - 1 = 1<office:annotation><dc:creator>Unknown Author</dc:creator><dc:date>2012-07-15T19:16:40.12</dc:date><text:p text:style-name="P14"><text:span text:style-name="T20">Step 9</text:span></text:p></office:annotation>- 1 = 0</text:p>
      <text:p text:style-name="P5">14. 0 &gt; -1, so while loop executes</text:p>
      <text:p text:style-name="P5">15. list[0] = 5 NOT A LIST</text:p>
      <text:p text:style-name="P5">16. so rev_list.append(5) – rev_list now = [5,6]</text:p>
      <text:p text:style-name="P5">17. l_e_p = l_e_p -1 = 0<office:annotation><dc:creator>Unknown Author</dc:creator><dc:date>2012-07-15T19:17:05.12</dc:date><text:p text:style-name="P14"><text:span text:style-name="T20">Step 13</text:span></text:p></office:annotation> -1 = -1</text:p>
      <text:p text:style-name="P5">18. -1 NOT &gt; -1, so while loop is over</text:p>
      <text:p text:style-name="P5">19. return rev_list at at this level<office:annotation><dc:creator>Unknown Author</dc:creator><dc:date>2012-07-15T19:19:07.12</dc:date><text:p text:style-name="P14"><text:span text:style-name="T20">Step 8</text:span></text:p></office:annotation>, which is [6,5]</text:p>
      <text:p text:style-name="P5">20. resume step 6, rev_list.append([6,5])</text:p>
      <text:p text:style-name="P5">21. top level rev_list now = [[6,5]]</text:p>
      <text:p text:style-name="P5">22. we were in the while loop when the call to deep_reverse([5,6]) was made, so <text:tab/>now we need for finish that loop:</text:p>
      <text:p text:style-name="P5">23. l_e_p was 3 (see step 3), last line of while loop l_e_p = l_e_p – 1 = 3-1 = <text:tab/>2</text:p>
      <text:p text:style-name="P5">24. 2 &gt; -1, so while loop executes</text:p>
      <text:p text:style-name="P5">25. list[2] = 4 NOT A LIST</text:p>
      <text:p text:style-name="P5">26. so rev_list.append(4) – note that this is the top level rev_list at issue, 2<text:tab/>so that rev_list now = [[6,5],4]</text:p>
      <text:p text:style-name="P5">27. last line of while loop – l_e_p = l_e_p – 1, 2 -1 = 1</text:p>
      <text:p text:style-name="P5">28. 1 &gt; -1, so while loop executes</text:p>
      <text:p text:style-name="P5">29. list[1] = [2,3] IS A LIST</text:p>
      <text:p text:style-name="P5">30. so rev_list.append(deep_reverse([2,3])</text:p>
      <text:p text:style-name="P5"><text:soft-page-break/>31. rev_ list at this level = []</text:p>
      <text:p text:style-name="P5">32. same as steps 6-19 above, to return rev_list as [3,2]</text:p>
      <text:p text:style-name="P5">33. rev_list.append(deep_reverse([3,2])</text:p>
      <text:p text:style-name="P5">34. top-level rev_list now = [[6,5], 4, [3,2]]</text:p>
      <text:p text:style-name="P5">35. l_e_p was 1 when we call deep_reverse again (see step 28)</text:p>
      <text:p text:style-name="P5">36. and now we finish the while loop – l_e_p_ = l_e_p – 1 = 1 – 1 = 0</text:p>
      <text:p text:style-name="P5">37. 0 &gt; -1, so while loop executes</text:p>
      <text:p text:style-name="P5">38. list[0] = 1 NOT A LIST</text:p>
      <text:p text:style-name="P5">39. so 1 is appended to the top-level rev_list, [[6,5], 4, [3,2], 1]</text:p>
      <text:p text:style-name="P5">40. and that rev_list is returned, ending the whole procedure </text:p>
      <text:p text:style-name="P5"/>
      <text:p text:style-name="P5"/>
      <text:p text:style-name="P5"/>
      <text:p text:style-name="P5"/>
      <text:p text:style-name="P5">OTHER THINGS I THOUGHT MIGHT BE USEFUL BUT WOULD PROBABLY DO MORE GOOD IN AN ITERATIVE SOLUTION</text:p>
      <text:p text:style-name="P5">def remake_list(list): </text:p>
      <text:p text:style-name="P5"><text:s text:c="4"/>remade_list = []<office:annotation><dc:creator>Unknown Author</dc:creator><dc:date>2012-07-13T15:19:08.14</dc:date><text:p text:style-name="P14"><text:span text:style-name="T20">To remake a separate list that can be modified – apart from the original</text:span></text:p></office:annotation></text:p>
      <text:p text:style-name="P5"><text:s text:c="4"/>for e in list: </text:p>
      <text:p text:style-name="P5"><text:s text:c="8"/>remade_list.append(e)</text:p>
      <text:p text:style-name="P5"><text:s text:c="4"/>print list</text:p>
      <text:p text:style-name="P5"><text:s text:c="4"/>return remade_list</text:p>
      <text:p text:style-name="P5"/>
      <text:p text:style-name="P5">def list_reverse(list):</text:p>
      <text:p text:style-name="P5"><text:s text:c="4"/>lista = []</text:p>
      <text:p text:style-name="P5"><text:s text:c="4"/>listb = []</text:p>
      <text:p text:style-name="P5"><text:s text:c="4"/>for item in list: </text:p>
      <text:p text:style-name="P5"><text:s text:c="8"/>lista.append(item)</text:p>
      <text:p text:style-name="P5"><text:s text:c="4"/>while len(lista) &gt; 0: </text:p>
      <text:p text:style-name="P5"><text:s text:c="8"/>listb.append(lista.pop())</text:p>
      <text:p text:style-name="P5"><text:s text:c="4"/>return listb</text:p>
      <text:p text:style-name="P5"/>
      <text:p text:style-name="P5">def find_innermost_list(list):</text:p>
      <text:p text:style-name="P5"><text:s text:c="4"/>length = len(list)</text:p>
      <text:p text:style-name="P5"><text:s text:c="4"/>result = ''</text:p>
      <text:p text:style-name="P5"><text:s text:c="4"/>for item in list: </text:p>
      <text:p text:style-name="P5"><text:s text:c="8"/>if is_list(item):</text:p>
      <text:p text:style-name="P5"><text:s text:c="12"/>result = find_innermost_list(item)</text:p>
      <text:p text:style-name="P5"><text:s text:c="8"/>else: </text:p>
      <text:p text:style-name="P5"><text:s text:c="12"/>result = list</text:p>
      <text:p text:style-name="P5"><text:s text:c="4"/>return result</text:p>
      <text:p text:style-name="Standard"/>
      <text:p text:style-name="P9">FINAL EXAM STARRED QUESTIONS</text:p>
      <text:p text:style-name="Standard"/>
      <text:p text:style-name="Standard"><text:span text:style-name="T10">One Gold Star: Question 1 – Stirling and Bell Numbers</text:span>: The number of ways of splitting n items in k non-empty sets is called the Stirling number, S(n,k), of the second kind. For example, the group </text:p>
      <text:p text:style-name="Standard">of people Dave, Sarah, Peter and Andy could be split into two groups in the following ways.</text:p>
      <text:p text:style-name="Standard"/>
      <text:p text:style-name="Standard"/>
      <text:p text:style-name="Standard">1. <text:s text:c="2"/>Dave, Sarah, Peter <text:s text:c="8"/>Andy</text:p>
      <text:p text:style-name="Standard">2. <text:s text:c="2"/>Dave, Sarah, Andy <text:s text:c="9"/>Peter</text:p>
      <text:p text:style-name="Standard">3. <text:s text:c="2"/>Dave, Andy, Peter <text:s text:c="9"/>Sarah</text:p>
      <text:p text:style-name="Standard">4. <text:s text:c="2"/>Sarah, Andy, Peter <text:s text:c="8"/>Dave</text:p>
      <text:p text:style-name="Standard">5. <text:s text:c="2"/>Dave, Sarah <text:s text:c="15"/>Andy, Peter</text:p>
      <text:p text:style-name="Standard">6. <text:s text:c="2"/>Dave, Andy <text:s text:c="16"/>Sarah, Peter</text:p>
      <text:p text:style-name="Standard">7. <text:s text:c="2"/>Dave, Peter <text:s text:c="15"/>Andy, Sarah</text:p>
      <text:p text:style-name="Standard"/>
      <text:p text:style-name="Standard"><text:s/>so S(4,2) = 7. <text:s/>If instead we split the group into one group, we have just one way to do it.</text:p>
      <text:p text:style-name="Standard"/>
      <text:p text:style-name="Standard">1. Dave, Sarah, Peter, Andy</text:p>
      <text:p text:style-name="Standard"><text:soft-page-break/></text:p>
      <text:p text:style-name="Standard">so S(4,1) = 1. If we split the group into four groups, there is just one way to do it as well</text:p>
      <text:p text:style-name="Standard"/>
      <text:p text:style-name="Standard">1. Dave <text:s text:c="7"/>Sarah <text:s text:c="9"/>Peter <text:s text:c="8"/>Andy</text:p>
      <text:p text:style-name="Standard"/>
      <text:p text:style-name="Standard">so S(4,4) = 1. If we try to split into more groups than we have people, there are no ways to do it. The formula for calculating the Stirling numbers is <text:span text:style-name="T8">S(n, k) = k*S(n-1, k) + S(n-1, k-1)</text:span></text:p>
      <text:p text:style-name="Standard"/>
      <text:p text:style-name="Standard">Furthermore, the Bell number B(n) is the number of ways of splitting n into any number of parts, that is,</text:p>
      <text:p text:style-name="Standard"><text:tab/> B(n) is the sum of S(n,k) for k =1,2, ... , n.</text:p>
      <text:p text:style-name="Standard"/>
      <text:p text:style-name="Standard">Write two procedures, <text:span text:style-name="T8">stirling</text:span> and <text:span text:style-name="T8">bell</text:span>. The first procedure, stirling takes as its inputs two positive integers of which the first is the number of items and the second is the number of sets into which those items will be split. The second procedure, bell, takes as input a positive integer n and returns the Bell number B(n).</text:p>
      <text:p text:style-name="P5"/>
      <text:p text:style-name="P13">def stirling(n, k):</text:p>
      <text:p text:style-name="P13"><text:s text:c="4"/>if k &gt; n: </text:p>
      <text:p text:style-name="P13"><text:s text:c="8"/>return 0</text:p>
      <text:p text:style-name="P13"><text:s text:c="4"/>if n == k:</text:p>
      <text:p text:style-name="P13"><text:s text:c="8"/>return 1</text:p>
      <text:p text:style-name="P13"><text:s text:c="4"/>if k == 1: </text:p>
      <text:p text:style-name="P13"><text:s text:c="8"/>return 1</text:p>
      <text:p text:style-name="P13"><text:s text:c="4"/>else: </text:p>
      <text:p text:style-name="P13"><text:s text:c="8"/>result = (k * stirling(n-1,k)) + stirling(n-1,k-1)</text:p>
      <text:p text:style-name="P13"><text:s text:c="8"/>return result</text:p>
      <text:p text:style-name="P13"/>
      <text:p text:style-name="P13">def bell(n):</text:p>
      <text:p text:style-name="P13"><text:s text:c="4"/>sum = 0</text:p>
      <text:p text:style-name="P13"><text:s text:c="4"/>p = n</text:p>
      <text:p text:style-name="P13"><text:s text:c="4"/>while p &gt; 0: </text:p>
      <text:p text:style-name="P13"><text:s text:c="8"/>sum = stirling(n,p) + sum</text:p>
      <text:p text:style-name="P13"><text:s text:c="8"/>p = p - 1</text:p>
      <text:p text:style-name="P13"><text:s text:c="4"/>return sum</text:p>
      <text:p text:style-name="P5"/>
      <text:p text:style-name="Standard"><text:span text:style-name="T9">Two Gold Stars – Question 2: Combatting Link Spam</text:span>: One of the problems with our page ranking system is pages can collude with each other to improve their page ranks. <text:s/>We consider </text:p>
      <text:p text:style-name="Standard">a → b a reciprocal link if there is a link path from B to A of length equal to or below the collusion level, k. <text:s/>The length of a link path is the number of links which are taken to travel from one page to the other.</text:p>
      <text:p text:style-name="Standard"/>
      <text:p text:style-name="Standard">If k = 0, then a link from A to A is a reciprocal link for node A, since no links needs to be taken to get from A to A. If k=1, B → A would count as a reciprocal link <text:s/>if there is a link <text:s/>A → B, which includes one link and so is of length 1 (it requires two parties, A and B, to collude to increase each others page rank).</text:p>
      <text:p text:style-name="Standard"/>
      <text:p text:style-name="Standard">If k=2, B → A would count as a reciprocal link for node A if there is a path A → C → B, for some page C, (link path of length 2), or a direct link A → <text:s/>B (link path of length 1).</text:p>
      <text:p text:style-name="Standard"/>
      <text:p text:style-name="Standard">Modify the compute_ranks code to:</text:p>
      <text:p text:style-name="Standard"><text:tab/>1- take an extra input k, which is a non-negative integer, and </text:p>
      <text:p text:style-name="Standard"><text:tab/>2- exclude reciprocal links of length up to and including k from helping the page rank.</text:p>
      <text:p text:style-name="Standard"/>
      <text:p text:style-name="Standard"/>
      <text:p text:style-name="P5">def compute_ranks(graph,k):</text:p>
      <text:p text:style-name="P5"><text:soft-page-break/><text:s text:c="4"/>d = 0.8 # damping factor</text:p>
      <text:p text:style-name="P5"><text:s text:c="4"/>numloops = 10</text:p>
      <text:p text:style-name="P5"><text:s text:c="4"/>ranks = {}</text:p>
      <text:p text:style-name="P5"><text:s text:c="4"/>npages = len(graph)</text:p>
      <text:p text:style-name="P5"><text:s text:c="4"/>for page in graph:</text:p>
      <text:p text:style-name="P5"><text:s text:c="8"/>ranks[page] = 1.0 / npages</text:p>
      <text:p text:style-name="P5"><text:s text:c="4"/>for i in range(0, numloops):</text:p>
      <text:p text:style-name="P5"><text:s text:c="8"/>newranks = {}</text:p>
      <text:p text:style-name="P5"><text:s text:c="8"/>for page in graph:</text:p>
      <text:p text:style-name="P5"><text:s text:c="12"/>newrank = (1 - d) / npages</text:p>
      <text:p text:style-name="P5"><text:s text:c="12"/>for node in graph:</text:p>
      <text:p text:style-name="P5"><text:s text:c="16"/>if page in graph[node]:</text:p>
      <text:p text:style-name="P5"><text:s text:c="20"/>newrank = newrank + d * (ranks[node]/len(graph[node]))</text:p>
      <text:p text:style-name="P5"><text:s text:c="12"/>newranks[page] = newrank</text:p>
      <text:p text:style-name="P5"><text:s text:c="8"/>ranks = newranks</text:p>
      <text:p text:style-name="P5"><text:s text:c="4"/>return ranks</text:p>
      <text:p text:style-name="P5"/>
      <text:p text:style-name="P5"/>
      <text:p text:style-name="P5">For example</text:p>
      <text:p text:style-name="P5"/>
      <text:p text:style-name="P5">g = {'a': ['a', 'b', 'c'], 'b':['a'], 'c':['d'], 'd':['a']}</text:p>
      <text:p text:style-name="P5"/>
      <text:p text:style-name="P5">#print compute_ranks(g, 0) # the a-&gt;a link is reciprocal</text:p>
      <text:p text:style-name="P5">#&gt;&gt;&gt; {'a': 0.26676872354238684, 'c': 0.1216391112164609,</text:p>
      <text:p text:style-name="P5"># <text:s text:c="4"/>'b': 0.1216391112164609, 'd': 0.1476647842238683}</text:p>
      <text:p text:style-name="P5"/>
      <text:p text:style-name="P5">#print compute_ranks(g, 1) # a-&gt;a, a-&gt;b, b-&gt;a links are reciprocal</text:p>
      <text:p text:style-name="P5">#&gt;&gt;&gt; {'a': 0.14761759762962962, 'c': 0.08936469270123457,</text:p>
      <text:p text:style-name="P5"># <text:s text:c="4"/>'b': 0.04999999999999999, 'd': 0.12202199703703702}</text:p>
      <text:p text:style-name="P5"/>
      <text:p text:style-name="P5">#print compute_ranks(g, 2)</text:p>
      <text:p text:style-name="P5"># a-&gt;a, a-&gt;b, b-&gt;a, a-&gt;c, c-&gt;d, d-&gt;a links are reciprocal</text:p>
      <text:p text:style-name="P5"># (so all pages end up with the same rank)</text:p>
      <text:p text:style-name="P5">#&gt;&gt;&gt; {'a': 0.04999999999999999, 'c': 0.04999999999999999,</text:p>
      <text:p text:style-name="P5"># <text:s text:c="4"/>'b': 0.04999999999999999, 'd': 0.04999999999999999}</text:p>
      <text:p text:style-name="P5"/>
      <text:p text:style-name="Standard"/>
      <text:p text:style-name="Standard"># THREE GOLD STARS</text:p>
      <text:p text:style-name="Standard"># Question 3-star: Elementary Cellular Automaton</text:p>
      <text:p text:style-name="Standard"/>
      <text:p text:style-name="Standard"># Please see the video for additional explanation.</text:p>
      <text:p text:style-name="Standard"/>
      <text:p text:style-name="Standard"># A one-dimensional cellular automata takes in a string, which in our </text:p>
      <text:p text:style-name="Standard"># case, consists of the characters '.' and 'x', and changes it according </text:p>
      <text:p text:style-name="Standard"># to some predetermined rules. The rules consider three characters, which </text:p>
      <text:p text:style-name="Standard"># are a character at position k and its two neighbours, and determine </text:p>
      <text:p text:style-name="Standard"># what the character at the corresponding position k will be in the new </text:p>
      <text:p text:style-name="Standard"># string.</text:p>
      <text:p text:style-name="Standard"/>
      <text:p text:style-name="Standard"># For example, if the character at position k in the string <text:s/>is '.' and </text:p>
      <text:p text:style-name="Standard"># its neighbours are '.' and 'x', then the pattern is '..x'. We look up </text:p>
      <text:p text:style-name="Standard"># '..x' in the table below. In the table, '..x' corresponds to 'x' which </text:p>
      <text:p text:style-name="Standard"># means that in the new string, 'x' will be at position k.</text:p>
      <text:p text:style-name="Standard"/>
      <text:p text:style-name="Standard"># Rules:</text:p>
      <text:p text:style-name="Standard"># <text:s text:c="9"/>pattern in <text:s text:c="8"/>position k in <text:s text:c="7"/>contribution to</text:p>
      <text:p text:style-name="Standard"># Value <text:s text:c="3"/>current string <text:s text:c="4"/>new string <text:s text:c="10"/>pattern number</text:p>
      <text:p text:style-name="Standard"># <text:s text:c="49"/>is 0 if replaced by '.'</text:p>
      <text:p text:style-name="Standard"># <text:s text:c="49"/>and value if replaced</text:p>
      <text:p text:style-name="Standard"><text:soft-page-break/># <text:s text:c="49"/>by 'x'</text:p>
      <text:p text:style-name="Standard"># <text:s text:c="2"/>1 <text:s text:c="6"/>'...' <text:s text:c="14"/>'.' <text:s text:c="23"/>1 * 0</text:p>
      <text:p text:style-name="Standard"># <text:s text:c="2"/>2 <text:s text:c="6"/>'..x' <text:s text:c="14"/>'x' <text:s text:c="23"/>2 * 1</text:p>
      <text:p text:style-name="Standard"># <text:s text:c="2"/>4 <text:s text:c="6"/>'.x.' <text:s text:c="14"/>'x' <text:s text:c="23"/>4 * 1</text:p>
      <text:p text:style-name="Standard"># <text:s text:c="2"/>8 <text:s text:c="6"/>'.xx' <text:s text:c="14"/>'x' <text:s text:c="23"/>8 * 1</text:p>
      <text:p text:style-name="Standard"># <text:s/>16 <text:s text:c="6"/>'x..' <text:s text:c="14"/>'.' <text:s text:c="22"/>16 * 0</text:p>
      <text:p text:style-name="Standard"># <text:s/>32 <text:s text:c="6"/>'x.x' <text:s text:c="14"/>'.' <text:s text:c="22"/>32 * 0</text:p>
      <text:p text:style-name="Standard"># <text:s/>64 <text:s text:c="6"/>'xx.' <text:s text:c="14"/>'.' <text:s text:c="22"/>64 * 0</text:p>
      <text:p text:style-name="Standard"># 128 <text:s text:c="6"/>'xxx' <text:s text:c="14"/>'x' <text:s text:c="21"/>128 * 1</text:p>
      <text:p text:style-name="Standard"># <text:s text:c="53"/>----------</text:p>
      <text:p text:style-name="Standard"># <text:s text:c="58"/>142</text:p>
      <text:p text:style-name="Standard"/>
      <text:p text:style-name="Standard"># To calculate the patterns which will have the central character x, work </text:p>
      <text:p text:style-name="Standard"># out the values required to sum to the pattern number. For example,</text:p>
      <text:p text:style-name="Standard"># 32 = 32 so only pattern 32 which is x.x changes the central position to</text:p>
      <text:p text:style-name="Standard"># an x. All the others have a . in the next line.</text:p>
      <text:p text:style-name="Standard"/>
      <text:p text:style-name="Standard"># 23 = 16 + 4 + 2 + 1 which means that 'x..', '.x.', '..x' and '...' all </text:p>
      <text:p text:style-name="Standard"># lead to an 'x' in the next line and the rest have a '.'</text:p>
      <text:p text:style-name="Standard"/>
      <text:p text:style-name="Standard"># For pattern 142, and starting string</text:p>
      <text:p text:style-name="Standard"># ...........x...........</text:p>
      <text:p text:style-name="Standard"># the new strings created will be</text:p>
      <text:p text:style-name="Standard"># ..........xx........... <text:s/>(generations = 1)</text:p>
      <text:p text:style-name="Standard"># .........xx............ <text:s/>(generations = 2)</text:p>
      <text:p text:style-name="Standard"># ........xx............. <text:s/>(generations = 3)</text:p>
      <text:p text:style-name="Standard"># .......xx.............. <text:s/>(generations = 4)</text:p>
      <text:p text:style-name="Standard"># ......xx............... <text:s/>(generations = 5)</text:p>
      <text:p text:style-name="Standard"># .....xx................ <text:s/>(generations = 6)</text:p>
      <text:p text:style-name="Standard"># ....xx................. <text:s/>(generations = 7)</text:p>
      <text:p text:style-name="Standard"># ...xx.................. <text:s/>(generations = 8)</text:p>
      <text:p text:style-name="Standard"># ..xx................... <text:s/>(generations = 9)</text:p>
      <text:p text:style-name="Standard"># .xx.................... <text:s/>(generations = 10)</text:p>
      <text:p text:style-name="Standard"/>
      <text:p text:style-name="Standard"># Note that the first position of the string is next to the last position </text:p>
      <text:p text:style-name="Standard"># in the string.</text:p>
      <text:p text:style-name="Standard"/>
      <text:p text:style-name="Standard"># Define a procedure, cellular_automaton, that takes three inputs: </text:p>
      <text:p text:style-name="Standard"># <text:s text:c="4"/>a non-empty string, </text:p>
      <text:p text:style-name="Standard"># <text:s text:c="4"/>a pattern number which is an integer between 0 and 255 that</text:p>
      <text:p text:style-name="Standard"># represents a set of rules, and </text:p>
      <text:p text:style-name="Standard"># <text:s text:c="4"/>a positive integer, n, which is the number of generations. </text:p>
      <text:p text:style-name="Standard"># The procedure should return a string which is the result of</text:p>
      <text:p text:style-name="Standard"># applying the rules generated by the pattern to the string n times.</text:p>
      <text:p text:style-name="Standard"/>
      <text:p text:style-name="Standard">def cellular_automaton():</text:p>
      <text:p text:style-name="Standard"/>
      <text:p text:style-name="Standard"/>
      <text:p text:style-name="Standard">print cellular_automaton('.x.x.x.x.', 17, 2)</text:p>
      <text:p text:style-name="Standard">#&gt;&gt;&gt; xxxxxxx..</text:p>
      <text:p text:style-name="Standard">print cellular_automaton('.x.x.x.x.', 249, 3)</text:p>
      <text:p text:style-name="Standard">#&gt;&gt;&gt; .x..x.x.x</text:p>
      <text:p text:style-name="Standard"><text:soft-page-break/>print cellular_automaton('...x....', 125, 1)</text:p>
      <text:p text:style-name="Standard">#&gt;&gt;&gt; xx.xxxxx</text:p>
      <text:p text:style-name="Standard">print cellular_automaton('...x....', 125, 2)</text:p>
      <text:p text:style-name="Standard">#&gt;&gt;&gt; .xxx....</text:p>
      <text:p text:style-name="Standard">print cellular_automaton('...x....', 125, 3)</text:p>
      <text:p text:style-name="Standard">#&gt;&gt;&gt; .x.xxxxx</text:p>
      <text:p text:style-name="Standard">print cellular_automaton('...x....', 125, 4)</text:p>
      <text:p text:style-name="Standard">#&gt;&gt;&gt; xxxx...x</text:p>
      <text:p text:style-name="Standard">print cellular_automaton('...x....', 125, 5)</text:p>
      <text:p text:style-name="Standard">#&gt;&gt;&gt; ...xxx.x</text:p>
      <text:p text:style-name="Standard">print cellular_automaton('...x....', 125, 6)</text:p>
      <text:p text:style-name="Standard">#&gt;&gt;&gt; xx.x.xxx</text:p>
      <text:p text:style-name="Standard">print cellular_automaton('...x....', 125, 7)</text:p>
      <text:p text:style-name="Standard">#&gt;&gt;&gt; .xxxxx..</text:p>
      <text:p text:style-name="Standard">print cellular_automaton('...x....', 125, 8)</text:p>
      <text:p text:style-name="Standard">#&gt;&gt;&gt; .x...xxx</text:p>
      <text:p text:style-name="Standard">print cellular_automaton('...x....', 125, 9)</text:p>
      <text:p text:style-name="Standard">#&gt;&gt;&gt; xxxx.x.x</text:p>
      <text:p text:style-name="Standard">print cellular_automaton('...x....', 125, 10)</text:p>
      <text:p text:style-name="Standard">#&gt;&gt;&gt; ...xxxxx</text:p>
      <text:p text:style-name="Standard"/>
      <text:p text:style-name="Standard"/>
      <text:p text:style-name="Standard"># this version will output 1, 3, and 2.<text:line-break/>def elifl(n):</text:p>
      <text:p text:style-name="Standard"><text:s text:c="4"/>p = ''</text:p>
      <text:p text:style-name="Standard"><text:s text:c="4"/>if n &lt; 2:</text:p>
      <text:p text:style-name="Standard"><text:s text:c="8"/>p= 2</text:p>
      <text:p text:style-name="Standard"><text:s text:c="4"/>elif n &lt; 3:</text:p>
      <text:p text:style-name="Standard"><text:s text:c="8"/>p = 3</text:p>
      <text:p text:style-name="Standard"><text:s text:c="4"/>else:</text:p>
      <text:p text:style-name="Standard"><text:s text:c="8"/>p = 1</text:p>
      <text:p text:style-name="Standard"><text:s text:c="4"/>return p</text:p>
      <text:p text:style-name="Standard"/>
      <text:p text:style-name="Standard">print elifl(3)</text:p>
      <text:p text:style-name="Standard">print elifl(2)</text:p>
      <text:p text:style-name="Standard">print elifl(1)<office:annotation><dc:creator>Unknown Author</dc:creator><dc:date>2012-07-15T21:23:07.15</dc:date><text:p text:style-name="P14"><text:span text:style-name="T20">This gives back 2 here because it only triggers the first if statement 1&lt;2 ,so 2, and then because what follows is ELIF, it doesn't matter that 1 is also &lt;3 – this part only gets triggered if the previous if statement did not execute</text:span></text:p></office:annotation></text:p>
      <text:p text:style-name="Standard"/>
      <text:p text:style-name="Standard">#this version will output 1, 3, and 3</text:p>
      <text:p text:style-name="Standard">def elifl(n):</text:p>
      <text:p text:style-name="Standard"><text:s text:c="4"/>p = ''</text:p>
      <text:p text:style-name="Standard"><text:s text:c="4"/>if n &lt; 2:</text:p>
      <text:p text:style-name="Standard"><text:s text:c="8"/>p= 2</text:p>
      <text:p text:style-name="Standard"><text:s text:c="4"/>if n &lt; 3:</text:p>
      <text:p text:style-name="Standard"><text:s text:c="8"/>p = 3</text:p>
      <text:p text:style-name="Standard"><text:s text:c="4"/>else:</text:p>
      <text:p text:style-name="Standard"><text:s text:c="8"/>p = 1</text:p>
      <text:p text:style-name="Standard"><text:s text:c="4"/>return p</text:p>
      <text:p text:style-name="Standard"/>
      <text:p text:style-name="Standard">print elifl(3)</text:p>
      <text:p text:style-name="Standard">print elifl(2)</text:p>
      <text:p text:style-name="Standard">print elifl(1)<office:annotation><dc:creator>Unknown Author</dc:creator><dc:date>2012-07-15T21:24:26.15</dc:date><text:p text:style-name="P14"><text:span text:style-name="T20">This gives back 3 because it fist trips if statement #1 and returns 2, but then – n still =1 – it trips the second one as well and returns 3</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0T09:20:27.60</meta:creation-date>
    <dc:date>2012-07-16T13:52:33.57</dc:date>
    <meta:editing-duration>P1DT15H25M1S</meta:editing-duration>
    <meta:editing-cycles>58</meta:editing-cycles>
    <meta:generator>OpenOffice.org/3.3$Win32 OpenOffice.org_project/330m20$Build-9567</meta:generator>
    <meta:document-statistic meta:table-count="0" meta:image-count="0" meta:object-count="0" meta:page-count="11" meta:paragraph-count="497" meta:word-count="3297" meta:character-count="21186"/>
  </office:meta>
</office:document-meta>
</file>